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E000000348C3D4FE15BDA4AD9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333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84cm" svg:x="1.001cm" svg:y="7.35cm">
          <draw:image xlink:href="Pictures/10000000000004E000000348C3D4FE15BDA4AD90.jpg" xlink:type="simple" xlink:show="embed" xlink:actuate="onLoad">
            <text:p/>
          </draw:image>
        </draw:frame>
        <draw:line draw:style-name="gr2" draw:text-style-name="P2" draw:layer="layout" svg:x1="15.351cm" svg:y1="13.954cm" svg:x2="17.637cm" svg:y2="13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9T09:59:01.650517101</dc:date>
    <dc:creator>Massimo Sgaravatto</dc:creator>
    <meta:editing-duration>PT46S</meta:editing-duration>
    <meta:editing-cycles>1</meta:editing-cycles>
    <meta:document-statistic meta:object-count="2"/>
    <meta:generator>LibreOffice/5.0.6.2$Linux_X86_64 LibreOffice_project/00$Build-2</meta:generator>
  </office:meta>
</office:document-meta>
</file>